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00000000CEC000009B10DB262C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VL Gothic" svg:font-family="'VL Gothic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subtitle">
      <style:graphic-properties draw:fill-color="#ffffff" fo:min-height="14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Inspiration-outline1">
      <style:graphic-properties draw:stroke="none" draw:fill="none" fo:min-height="11.929cm"/>
    </style:style>
    <style:style style:name="pr9" style:family="presentation" style:parent-style-name="Inspiration-notes">
      <style:graphic-properties draw:fill-color="#ffffff" fo:min-height="14cm"/>
    </style:style>
    <style:style style:name="pr10" style:family="presentation" style:parent-style-name="Inspiration-subtitle">
      <style:graphic-properties draw:fill-color="#ffffff" fo:min-height="12.179cm"/>
    </style:style>
    <style:style style:name="pr11" style:family="presentation" style:parent-style-name="Inspiration-outline1">
      <style:graphic-properties fo:min-height="11.929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text-properties fo:font-size="40pt" style:font-size-asian="40pt" style:font-size-complex="40pt"/>
    </style:style>
    <style:style style:name="P6" style:family="paragraph">
      <loext:graphic-properties draw:fill-color="#ffffff"/>
      <style:text-properties fo:font-size="40pt" style:font-size-asian="40pt" style:font-size-complex="4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44pt" fo:font-weight="normal" style:font-size-asian="44pt" style:font-weight-asian="normal" style:font-size-complex="44pt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v0.2.x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p><text:span text:style-name="T1">We.js</text:span></text:p>
            <text:p/>
            <text:p>Um framework javascript com recursos para a criação de aplicações em tempo real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 xml:id="id2" draw:id="id2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 We.js pode ser dividido em:</text:p>
          </draw:text-box>
        </draw:frame>
        <draw:frame presentation:style-name="pr5" draw:text-style-name="P3" draw:layer="layout" svg:width="26cm" svg:height="14cm" svg:x="1cm" svg:y="5.5cm" presentation:class="subtitle">
          <draw:text-box>
            <text:p><text:span text:style-name="T2">Projeto</text:span></text:p>
            <text:p><text:span text:style-name="T2">Plugin</text:span></text:p>
            <text:p><text:span text:style-name="T2">Tema</text:span></text:p>
            <text:p><text:span text:style-name="T2">Modulos npm</text:span><text:span text:style-name="T2"><text:line-break/></text:span><text:span text:style-name="T2">Grunt tasks</text:span></text:p>
            <text:p><text:span text:style-name="T2"/>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xml:id="id3" draw:id="id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jeto</text:p>
          </draw:text-box>
        </draw:frame>
        <draw:frame presentation:style-name="pr5" draw:text-style-name="P3" draw:layer="layout" svg:width="26cm" svg:height="14.497cm" svg:x="1cm" svg:y="5.252cm" presentation:class="subtitle" presentation:user-transformed="true">
          <draw:text-box>
            <text:p><text:span text:style-name="T2">Um projeto possuí um ou mais plugins, 2 ou mais temas e modulos npm com uma configuração específica para oferecer os serviços para os usuários</text:span></text:p>
            <text:p><text:span text:style-name="T2"/></text:p>
            <text:p><text:span text:style-name="T2"/></text:p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0" xml:id="id4" draw:id="id4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jeto</text:p>
          </draw:text-box>
        </draw:frame>
        <draw:frame presentation:style-name="pr5" draw:text-style-name="P3" draw:layer="layout" svg:width="26cm" svg:height="18.121cm" svg:x="1cm" svg:y="3.44cm" presentation:class="subtitle" presentation:user-transformed="true">
          <draw:text-box>
            <text:p><text:span text:style-name="T2"><text:line-break/></text:span><text:span text:style-name="T2">Possuí o </text:span><text:span text:style-name="T3">client-side</text:span><text:span text:style-name="T2"> e o </text:span><text:span text:style-name="T3">server-side</text:span><text:span text:style-name="T2"> com modos diferentes de execução que são: </text:span><text:span text:style-name="T3">test</text:span><text:span text:style-name="T2">, </text:span><text:span text:style-name="T3">dev</text:span><text:span text:style-name="T2"> e </text:span><text:span text:style-name="T3">prod</text:span><text:span text:style-name="T2"><text:line-break/></text:span><text:span text:style-name="T2">No caso do modo de prod ele usa os arquivo de cliente otimizados</text:span></text:p>
            <text:p><text:span text:style-name="T2"/></text:p>
            <text:p><text:span text:style-name="T2"/></text:p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0" xml:id="id5" draw:id="id5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jeto</text:p>
          </draw:text-box>
        </draw:frame>
        <draw:frame presentation:style-name="pr5" draw:text-style-name="P3" draw:layer="layout" svg:width="26cm" svg:height="14cm" svg:x="1cm" svg:y="5.5cm" presentation:class="subtitle" presentation:user-transformed="true">
          <draw:text-box>
            <text:p><text:span text:style-name="T2">Exemplos:</text:span></text:p>
            <text:p><text:span text:style-name="T2"><text:a xlink:href="http://novo.atencaobasica.org.br/" xlink:type="simple">novo.atencaobasica.org.br</text:a></text:span><text:span text:style-name="T2"><text:line-break/></text:span><text:span text:style-name="T2"><text:a xlink:href="http://perfis.atencaobasica.org.br/" xlink:type="simple">perfis.atencaobasica.org.br</text:a></text:span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1T0" xml:id="id6" draw:id="id6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ugin</text:p>
          </draw:text-box>
        </draw:frame>
        <draw:frame presentation:style-name="pr5" draw:text-style-name="P3" draw:layer="layout" svg:width="26cm" svg:height="14cm" svg:x="1cm" svg:y="5.5cm" presentation:class="subtitle">
          <draw:text-box>
            <text:p><text:span text:style-name="T2">Modulos que extendem um projeto na parte de cliente e (ou) servidor em um sistema com We.js</text:span></text:p>
            <text:p><text:span text:style-name="T2"/></text:p>
            <text:p><text:span text:style-name="T2">Ex: we-plugin-relato ou we-plugin-comment</text:span></text:p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1T0" xml:id="id7" draw:id="id7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ema</text:p>
          </draw:text-box>
        </draw:frame>
        <draw:frame presentation:style-name="pr5" draw:text-style-name="P3" draw:layer="layout" svg:width="26cm" svg:height="14cm" svg:x="1cm" svg:y="5.5cm" presentation:class="subtitle">
          <draw:text-box>
            <text:p><text:span text:style-name="T2">O tema permite sobreescrever os templates do cliente e servidor adicionando estilos visuais</text:span></text:p>
            <text:p><text:span text:style-name="T2"/></text:p>
            <text:p><text:span text:style-name="T2">Ex: we-theme-admin-default OU we-theme-cdp</text:span></text:p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1T0" xml:id="id8" draw:id="id8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dulos NPM</text:p>
          </draw:text-box>
        </draw:frame>
        <draw:frame presentation:style-name="pr5" draw:text-style-name="P3" draw:layer="layout" svg:width="26cm" svg:height="14cm" svg:x="1cm" svg:y="5.5cm" presentation:class="subtitle">
          <draw:text-box>
            <text:p><text:span text:style-name="T2">O node tem seu sistema padrão de modulos e é compatível com o We.js como por exemplo o </text:span><text:span text:style-name="T3">gm </text:span><text:span text:style-name="T4">um modulo para manipular imagens</text:span></text:p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1T0" xml:id="id9" draw:id="id9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runt tasks</text:p>
          </draw:text-box>
        </draw:frame>
        <draw:frame presentation:style-name="pr5" draw:text-style-name="P3" draw:layer="layout" svg:width="26cm" svg:height="14cm" svg:x="1cm" svg:y="5.5cm" presentation:class="subtitle">
          <draw:text-box>
            <text:p><text:span text:style-name="T2">O We.js tem uma versão extendida dos tasks do Sails v0.9.x com tarefas para processar os arquivos de cliente e gerar os index de arquivos para o app e o adminApp </text:span></text:p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MVC?</text:p>
          </draw:text-box>
        </draw:frame>
        <draw:frame presentation:style-name="pr8" draw:text-style-name="P5" draw:layer="layout" svg:width="25.2cm" svg:height="14.2cm" svg:x="1.4cm" svg:y="5cm" presentation:class="outline" presentation:user-transformed="true">
          <draw:text-box>
            <text:list text:style-name="L3">
              <text:list-header>
                <text:p text:style-name="P4"><text:span text:style-name="T5"/></text:p>
                <text:p text:style-name="P4"><text:span text:style-name="T5">O We.js v0.2.x extende o Sails.js adicionando principalmente os recursos de temas e plugins mantendo os recursos do sails. </text:span></text:p>
              </text:list-header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xml:id="id11" draw:id="id1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Mais q o MVC ...</text:p>
          </draw:text-box>
        </draw:frame>
        <draw:frame presentation:style-name="pr10" draw:text-style-name="P6" draw:layer="layout" svg:width="25.2cm" svg:height="12.179cm" svg:x="1.4cm" svg:y="5cm" presentation:class="subtitle">
          <draw:text-box>
            <text:p><text:span text:style-name="T5"/></text:p>
            <text:p><text:span text:style-name="T5">Express middle-wares</text:span></text:p>
            <text:p><text:span text:style-name="T5">Polices</text:span></text:p>
            <text:p><text:span text:style-name="T5">Controller</text:span></text:p>
            <text:p><text:span text:style-name="T5">Model</text:span></text:p>
            <text:p><text:span text:style-name="T5">Custom responses </text:span></text:p>
            <text:p><text:span text:style-name="T5">Express views</text:span></text:p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5">Middleware</text:span></text:p>
          </draw:text-box>
        </draw:frame>
        <draw:frame presentation:style-name="pr11" draw:text-style-name="P7" draw:layer="layout" svg:width="25.2cm" svg:height="14.2cm" svg:x="1.4cm" svg:y="5cm" presentation:class="outline" presentation:user-transformed="true">
          <draw:text-box>
            <text:list text:style-name="L3">
              <text:list-header>
                <text:p><text:span text:style-name="T6">Suporte aos principais middlewares compativeis com </text:span><text:span text:style-name="T7">connect</text:span><text:span text:style-name="T6"> e </text:span><text:span text:style-name="T7">express.js</text:span><text:span text:style-name="T7"><text:line-break/></text:span><text:span text:style-name="T7"/></text:p>
                <text:p><text:span text:style-name="T7">Exemplos:</text:span></text:p>
                <text:p><text:span text:style-name="T8">Passport</text:span></text:p>
                <text:p><text:span text:style-name="T8">Multer (padrão na v0.3.x)</text:span></text:p>
                <text:p><text:span text:style-name="T8">Express compress</text:span></text:p>
                <text:p><text:span text:style-name="T8">… </text:span><text:span text:style-name="T8">e muitos outros disponíveis no npm ...</text:span></text:p>
              </text:list-header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Polices</text:p>
          </draw:text-box>
        </draw:frame>
        <draw:frame presentation:style-name="pr11" draw:text-style-name="P8" draw:layer="layout" svg:width="25.2cm" svg:height="12.179cm" svg:x="1.4cm" svg:y="5cm" presentation:class="outline">
          <draw:text-box>
            <text:list text:style-name="L3">
              <text:list-header>
                <text:p><text:span text:style-name="T5">Uma police é um middleware que é executado antes do controller</text:span></text:p>
                <text:p><text:span text:style-name="T5">Normalmente é usado para controlar o acesso ao conteúdo</text:span></text:p>
              </text:list-header>
            </text:list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Controller</text:p>
          </draw:text-box>
        </draw:frame>
        <draw:frame presentation:style-name="pr11" draw:layer="layout" svg:width="25.2cm" svg:height="12.179cm" svg:x="1.4cm" svg:y="5cm" presentation:class="outline">
          <draw:text-box>
            <text:list text:style-name="L3">
              <text:list-item>
                <text:p>Usado para carregar e processar a informação</text:p>
              </text:list-item>
              <text:list-item>
                <text:p>Roda depois das polices e antes das funções de resposta</text:p>
              </text:list-item>
              <text:list-item>
                <text:p>Literalmente o C do MVC.</text:p>
              </text:list-item>
              <text:list-item>
                <text:p>O projeto e os plugins podem definir controllers</text:p>
              </text:list-item>
              <text:list-item>
                <text:p>Ficam na pasta: <text:span text:style-name="T9">/server/[Nome do controller].js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5">Model</text:span></text:p>
          </draw:text-box>
        </draw:frame>
        <draw:frame presentation:style-name="pr11" draw:text-style-name="P7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7"><text:span text:style-name="T6">Responsável por definir, validar e manipular, salvar e carregar os dados do sistema.</text:span></text:p>
              </text:list-item>
              <text:list-item>
                <text:p text:style-name="P7"><text:span text:style-name="T6">Fica na pasta </text:span><text:span text:style-name="T7">/server/models/</text:span></text:p>
              </text:list-item>
              <text:list-item>
                <text:p text:style-name="P7"><text:span text:style-name="T8">Usa o Waterline e é o mesmo que os models do Sails.js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5">Custom responses </text:span></text:p>
          </draw:text-box>
        </draw:frame>
        <draw:frame presentation:style-name="pr11" draw:text-style-name="P7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7"><text:span text:style-name="T8">Respostas customizadas além das respostas padrão do express.js ( res.send, res.sendFile … )</text:span></text:p>
              </text:list-item>
              <text:list-item>
                <text:p text:style-name="P7"><text:span text:style-name="T8">É o mesmo recurso de custom responses do Sails.js</text:span></text:p>
              </text:list-item>
              <text:list-item>
                <text:p text:style-name="P7"><text:span text:style-name="T8">É executado no controller e é responsável pelo envio dos dados ao cliente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<text:span text:style-name="T5">Express views</text:span></text:p>
          </draw:text-box>
        </draw:frame>
        <draw:frame presentation:style-name="pr11" draw:text-style-name="P7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 text:style-name="P7"><text:span text:style-name="T8">Recebe a informação do Custom resposes quando a resposta é de HTML ( res.view na v0.2.x ) </text:span></text:p>
              </text:list-item>
              <text:list-item>
                <text:p text:style-name="P7"><text:span text:style-name="T8">Responsável por montar e exibir as páginas e <text:s/>informações ao usuário.</text:span></text:p>
              </text:list-item>
              <text:list-item>
                <text:p text:style-name="P7"><text:span text:style-name="T8">Na v0.2.x normalmente ele retorna todos os arquivos de cliente que após ser carregado no navegador eles iniciam o APP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VL Gothic" svg:font-family="'VL Gothic'" style:font-family-generic="system" style:font-pitch="variable"/>
    <style:font-face style:name="WenQuanYi Zen Hei" svg:font-family="'WenQuanYi Zen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loext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3">
      <office:forms form:automatic-focus="false" form:apply-design-mode="false"/>
      <draw:frame draw:style-name="Mgr5" draw:text-style-name="MP10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20:26:31.814970054</meta:creation-date>
    <meta:editing-duration>PT1H</meta:editing-duration>
    <meta:editing-cycles>23</meta:editing-cycles>
    <meta:generator>LibreOffice/4.4.4.3$Linux_X86_64 LibreOffice_project/40$Build-3</meta:generator>
    <meta:initial-creator>Alberto </meta:initial-creator>
    <dc:date>2015-08-13T00:39:37.030865912</dc:date>
    <dc:creator>Alberto </dc:creator>
    <meta:document-statistic meta:object-count="128"/>
    <meta:template xlink:type="simple" xlink:actuate="onRequest" xlink:title="" xlink:href="../../../../usr/lib64/libreoffice/share/template/common/presnt/Midnightblue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